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officeooo:paragraph-rsid="000c8462" style:font-size-asian="14pt" style:font-size-complex="14pt"/>
    </style:style>
    <style:style style:name="P2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style:text-underline-style="solid" style:text-underline-width="auto" style:text-underline-color="font-color" officeooo:paragraph-rsid="000c8462" style:font-size-asian="14pt" style:font-size-complex="14pt"/>
    </style:style>
    <style:style style:name="P3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style:text-underline-style="solid" style:text-underline-width="auto" style:text-underline-color="font-color" officeooo:rsid="000c8462" officeooo:paragraph-rsid="000c8462" style:font-size-asian="14pt" style:font-size-complex="14pt"/>
    </style:style>
    <style:style style:name="P4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style:text-underline-style="solid" style:text-underline-width="auto" style:text-underline-color="font-color" fo:font-weight="bold" officeooo:paragraph-rsid="000c8462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style:text-underline-style="none" officeooo:rsid="000c8462" officeooo:paragraph-rsid="000c8462" style:font-size-asian="14pt" style:font-size-complex="14pt"/>
    </style:style>
    <style:style style:name="P6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4pt" style:text-underline-style="none" fo:font-weight="normal" officeooo:paragraph-rsid="000c8462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>
        <style:tab-stops>
          <style:tab-stop style:position="5.796cm"/>
        </style:tab-stops>
      </style:paragraph-properties>
      <style:text-properties style:font-name="Ubuntu" fo:font-size="16pt" style:text-underline-style="solid" style:text-underline-width="auto" style:text-underline-color="font-color" fo:font-weight="bold" officeooo:rsid="000c8462" officeooo:paragraph-rsid="000c8462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es propuestas.</text:p>
      <text:p text:style-name="P1">Documentos bien formados y validación DTD. </text:p>
      <text:p text:style-name="P1"/>
      <text:p text:style-name="P1">1. Encuentra, registra y corrige los errores de los siguientes documentos XML</text:p>
      <text:p text:style-name="P1"/>
      <text:p text:style-name="P4">deportistas.xml</text:p>
      <text:p text:style-name="P2"/>
      <text:p text:style-name="P5">&lt;?xml version="1.0" encoding="UTF-8"?&gt;</text:p>
      <text:p text:style-name="P5"/>
      <text:p text:style-name="P5">&lt;!DOCTYPE deportistas[</text:p>
      <text:p text:style-name="P5"><text:s text:c="4"/>&lt;!ELEMENT deportistas (deportista+)&gt;</text:p>
      <text:p text:style-name="P5"><text:s text:c="4"/>&lt;!ELEMENT deportista (deporte, nombre)&gt;</text:p>
      <text:p text:style-name="P5"><text:s text:c="4"/>&lt;!ELEMENT deporte <text:s/>(#PCDATA)&gt;</text:p>
      <text:p text:style-name="P5"><text:s text:c="4"/>&lt;!ELEMENT nombre (#PCDATA)&gt;</text:p>
      <text:p text:style-name="P5">]&gt;</text:p>
      <text:p text:style-name="P5"/>
      <text:p text:style-name="P5">&lt;deportistas&gt;</text:p>
      <text:p text:style-name="P5"><text:s text:c="2"/>&lt;deportista&gt;</text:p>
      <text:p text:style-name="P5"><text:s text:c="4"/>&lt;deporte&gt;Atletismo&lt;/deporte&gt;</text:p>
      <text:p text:style-name="P5"><text:s text:c="4"/>&lt;nombre&gt;Jesse Owens&lt;/nombre&gt;</text:p>
      <text:p text:style-name="P5"><text:s text:c="2"/>&lt;/deportista&gt;</text:p>
      <text:p text:style-name="P5"><text:s text:c="2"/>&lt;deportista&gt;</text:p>
      <text:p text:style-name="P5"><text:s text:c="4"/>&lt;deporte&gt;Natación&lt;/deporte&gt;</text:p>
      <text:p text:style-name="P5"><text:s text:c="4"/>&lt;nombre&gt;Mark Spitz&lt;/nombre&gt;</text:p>
      <text:p text:style-name="P5"><text:s text:c="2"/>&lt;/deportista&gt;</text:p>
      <text:p text:style-name="P5">&lt;/deportistas&gt;</text:p>
      <text:p text:style-name="P5"/>
      <text:p text:style-name="P7">peliculas.xml</text:p>
      <text:p text:style-name="P3"/>
      <text:p text:style-name="P5">&lt;?xml version="1.0" encoding="UTF-8"?&gt;</text:p>
      <text:p text:style-name="P5"/>
      <text:p text:style-name="P5">&lt;!DOCTYPE peliculas[</text:p>
      <text:p text:style-name="P5"><text:s text:c="4"/>&lt;!ELEMENT peliculas (pelicula+, autor)&gt;</text:p>
      <text:p text:style-name="P5"><text:s text:c="4"/>&lt;!ELEMENT pelicula (titulo,director)&gt;</text:p>
      <text:p text:style-name="P5"><text:s text:c="4"/>&lt;!ELEMENT autor (#PCDATA)&gt;</text:p>
      <text:p text:style-name="P5"><text:s text:c="4"/>&lt;!ELEMENT titulo (#PCDATA)&gt;</text:p>
      <text:p text:style-name="P5"><text:s text:c="4"/>&lt;!ELEMENT director (#PCDATA)&gt;</text:p>
      <text:p text:style-name="P5">]&gt;</text:p>
      <text:p text:style-name="P5"/>
      <text:p text:style-name="P5">&lt;peliculas&gt;</text:p>
      <text:p text:style-name="P5"><text:s text:c="2"/>&lt;pelicula&gt;</text:p>
      <text:p text:style-name="P5"><text:s text:c="4"/>&lt;titulo&gt;Con faldas y a lo loco&lt;/titulo&gt;</text:p>
      <text:p text:style-name="P5"><text:s text:c="4"/>&lt;director&gt;Billy Wilder&lt;/director&gt;</text:p>
      <text:p text:style-name="P5"><text:s text:c="2"/>&lt;/pelicula&gt;</text:p>
      <text:p text:style-name="P5"><text:soft-page-break/><text:s text:c="2"/>&lt;pelicula&gt;</text:p>
      <text:p text:style-name="P5"><text:s text:c="2"/>&lt;titulo&gt;Sopa de ganso&lt;/titulo&gt;</text:p>
      <text:p text:style-name="P5"><text:s text:c="4"/>&lt;director&gt;Leo McCarey&lt;/director&gt;</text:p>
      <text:p text:style-name="P5"><text:s text:c="2"/>&lt;/pelicula&gt;</text:p>
      <text:p text:style-name="P5"><text:s text:c="2"/>&lt;autor&gt;barto&lt;/autor&gt;</text:p>
      <text:p text:style-name="P5">&lt;/peliculas&gt;</text:p>
      <text:p text:style-name="P5"/>
      <text:p text:style-name="P4">texto.xml</text:p>
      <text:p text:style-name="P4"/>
      <text:p text:style-name="P6">&lt;?xml version="1.0" encoding="UTF-8"?&gt;</text:p>
      <text:p text:style-name="P6"/>
      <text:p text:style-name="P6">&lt;!DOCTYPE texto[</text:p>
      <text:p text:style-name="P6"><text:s text:c="4"/>&lt;!ELEMENT texto (titulo, párrafo+, http)&gt;</text:p>
      <text:p text:style-name="P6"><text:s text:c="4"/>&lt;!ELEMENT titulo (#PCDATA)&gt;</text:p>
      <text:p text:style-name="P6"><text:s text:c="4"/>&lt;!ELEMENT párrafo (#PCDATA | abreviatura)*&gt;</text:p>
      <text:p text:style-name="P6"><text:s text:c="4"/>&lt;!ELEMENT abreviatura (#PCDATA)&gt;</text:p>
      <text:p text:style-name="P6"><text:s text:c="4"/>&lt;!ELEMENT http (#PCDATA)&gt;</text:p>
      <text:p text:style-name="P6">]&gt;</text:p>
      <text:p text:style-name="P6"/>
      <text:p text:style-name="P6">&lt;texto&gt;</text:p>
      <text:p text:style-name="P6"><text:s text:c="2"/>&lt;titulo&gt;XML explicado a los niños&lt;/titulo&gt;</text:p>
      <text:p text:style-name="P6"><text:s text:c="2"/>&lt;párrafo&gt;El &lt;abreviatura&gt;XML&lt;/abreviatura&gt;define cómo crear lenguajes de marcas.&lt;/párrafo&gt;</text:p>
      <text:p text:style-name="P6"><text:s text:c="2"/>&lt;párrafo&gt;Las marcas se añaden a un documento de texto para añadir información.&lt;/párrafo&gt;</text:p>
      <text:p text:style-name="P6"><text:s text:c="2"/>&lt;http&gt;www.example.org&lt;/http&gt;</text:p>
      <text:p text:style-name="P6">&lt;/text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3:54:42.682125102</dc:date>
    <meta:editing-duration>PT16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148" meta:character-count="1596" meta:non-whitespace-character-count="1390"/>
  </office:meta>
</office:document-meta>
</file>